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Kellogg'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9.8">
            <text:p>59,8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97.135186119894">
            <text:p>$97,14</text:p>
          </table:table-cell>
          <table:table-cell table:style-name="ce5" table:formula="of:=[.F2]-[.B3]/[.B4]" office:value-type="currency" office:currency="USD" office:value="77.193837146287">
            <text:p>$77,19</text:p>
          </table:table-cell>
          <table:table-cell table:style-name="ce15" table:formula="of:=[.G2]/1.1" office:value-type="currency" office:currency="EUR" office:value="70.1762155875336">
            <text:p>70,1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6.8">
            <text:p>6,8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76.6680254421719">
            <text:p>$76,67</text:p>
          </table:table-cell>
          <table:table-cell table:style-name="ce7" table:formula="of:=[.F3]-[.B3]/[.B4]" office:value-type="currency" office:currency="USD" office:value="56.7266764685649">
            <text:p>$56,73</text:p>
          </table:table-cell>
          <table:table-cell table:style-name="ce16" table:formula="of:=[.G3]/1.1" office:value-type="currency" office:currency="EUR" office:value="51.5697058805135">
            <text:p>51,57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1.5564236968956">
            <text:p>51,5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41">
            <text:p>0,341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56.1278127545514">
            <text:p>$56,13</text:p>
          </table:table-cell>
          <table:table-cell table:style-name="ce14" table:formula="of:=[.F4]-[.B3]/[.B4]" office:value-type="currency" office:currency="USD" office:value="36.1864637809443">
            <text:p>$36,19</text:p>
          </table:table-cell>
          <table:table-cell table:style-name="ce17" table:formula="of:=[.G4]/1.1" office:value-type="currency" office:currency="EUR" office:value="32.896785255404">
            <text:p>32,9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4.33">
            <text:p>$4,3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165">
            <text:p>$2,17</text:p>
          </table:table-cell>
          <table:table-cell table:style-name="ce5"/>
          <table:table-cell table:style-name="ce5" table:formula="of:=[.B8]/(1+[.D2])^(1/4)" office:value-type="currency" office:currency="USD" office:value="2.12868772718477">
            <text:p>$2,13</text:p>
          </table:table-cell>
          <table:table-cell table:style-name="ce7" table:formula="of:=[.B5]/2" office:value-type="currency" office:currency="USD" office:value="2.165">
            <text:p>$2,17</text:p>
          </table:table-cell>
          <table:table-cell table:style-name="ce7"/>
          <table:table-cell table:style-name="ce7" table:formula="of:=[.E8]/(1+[.D3])^(1/4)" office:value-type="currency" office:currency="USD" office:value="2.12129205873778">
            <text:p>$2,12</text:p>
          </table:table-cell>
          <table:table-cell table:style-name="ce8" table:formula="of:=[.B5]/2" office:value-type="currency" office:currency="USD" office:value="2.165">
            <text:p>$2,17</text:p>
          </table:table-cell>
          <table:table-cell table:style-name="ce8"/>
          <table:table-cell table:style-name="ce8" table:formula="of:=[.H8]/(1+[.D4])^(1/4)" office:value-type="currency" office:currency="USD" office:value="2.11402310414921">
            <text:p>$2,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4.2001">
            <text:p>$4,20</text:p>
          </table:table-cell>
          <table:table-cell office:value-type="percentage" office:value="-0.03">
            <text:p>-3,00%</text:p>
          </table:table-cell>
          <table:table-cell table:formula="of:=[.B9]/(1+[.$D$2])^[.A9]" office:value-type="currency" office:currency="USD" office:value="3.92532710280374">
            <text:p>$3,93</text:p>
          </table:table-cell>
          <table:table-cell table:formula="of:=[.B5]*(1+[.F9])" office:value-type="currency" office:currency="USD" office:value="4.0702">
            <text:p>$4,07</text:p>
          </table:table-cell>
          <table:table-cell office:value-type="percentage" office:value="-0.06">
            <text:p>-6,00%</text:p>
          </table:table-cell>
          <table:table-cell table:formula="of:=[.E9]/(1+[.$D$3])^[.A9]" office:value-type="currency" office:currency="USD" office:value="3.75133640552995">
            <text:p>$3,75</text:p>
          </table:table-cell>
          <table:table-cell table:formula="of:=[.B5]*(1+[.I9])" office:value-type="currency" office:currency="USD" office:value="3.897">
            <text:p>$3,90</text:p>
          </table:table-cell>
          <table:table-cell office:value-type="percentage" office:value="-0.1">
            <text:p>-10,00%</text:p>
          </table:table-cell>
          <table:table-cell table:formula="of:=[.H9]/(1+[.$D$4])^[.A9]" office:value-type="currency" office:currency="USD" office:value="3.54272727272727">
            <text:p>$3,5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.452106">
            <text:p>$4,45</text:p>
          </table:table-cell>
          <table:table-cell office:value-type="percentage" office:value="0.06">
            <text:p>6,00%</text:p>
          </table:table-cell>
          <table:table-cell table:formula="of:=[.B10]/(1+[.$D$2])^[.A10]" office:value-type="currency" office:currency="USD" office:value="3.88864180277754">
            <text:p>$3,89</text:p>
          </table:table-cell>
          <table:table-cell table:formula="of:=[.E9]*(1+[.F10])" office:value-type="currency" office:currency="USD" office:value="4.192306">
            <text:p>$4,19</text:p>
          </table:table-cell>
          <table:table-cell office:value-type="percentage" office:value="0.03">
            <text:p>3,00%</text:p>
          </table:table-cell>
          <table:table-cell table:formula="of:=[.E10]/(1+[.$D$3])^[.A10]" office:value-type="currency" office:currency="USD" office:value="3.56117649557221">
            <text:p>$3,56</text:p>
          </table:table-cell>
          <table:table-cell table:formula="of:=[.H9]*(1+[.I10])" office:value-type="currency" office:currency="USD" office:value="3.97494">
            <text:p>$3,97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3.28507438016529">
            <text:p>$3,2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71923236">
            <text:p>$4,72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3.85229935602261">
            <text:p>$3,85</text:p>
          </table:table-cell>
          <table:table-cell table:formula="of:=[.E10]*(1+[.F11])" office:value-type="currency" office:currency="USD" office:value="4.4019213">
            <text:p>$4,40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USD" office:value="3.44629983442472">
            <text:p>$3,45</text:p>
          </table:table-cell>
          <table:table-cell table:formula="of:=[.H10]*(1+[.I11])" office:value-type="currency" office:currency="USD" office:value="4.0544388">
            <text:p>$4,05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3.04615987978963">
            <text:p>$3,0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5.0023863016">
            <text:p>$5,00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3.81629655830277">
            <text:p>$3,82</text:p>
          </table:table-cell>
          <table:table-cell table:formula="of:=[.E11]*(1+[.F12])" office:value-type="currency" office:currency="USD" office:value="4.577998152">
            <text:p>$4,58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3.30336573990941">
            <text:p>$3,30</text:p>
          </table:table-cell>
          <table:table-cell table:formula="of:=[.H11]*(1+[.I12])" office:value-type="currency" office:currency="USD" office:value="4.094983188">
            <text:p>$4,09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2.79692861689775">
            <text:p>$2,8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5.25250561668">
            <text:p>$5,25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3.74496391235318">
            <text:p>$3,74</text:p>
          </table:table-cell>
          <table:table-cell table:formula="of:=[.E12]*(1+[.F13])" office:value-type="currency" office:currency="USD" office:value="4.76111807808">
            <text:p>$4,76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3.16635978756294">
            <text:p>$3,17</text:p>
          </table:table-cell>
          <table:table-cell table:formula="of:=[.H12]*(1+[.I13])" office:value-type="currency" office:currency="USD" office:value="4.13593301988">
            <text:p>$4,14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2.56808900278794">
            <text:p>$2,5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5.515130897514">
            <text:p>$5,52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3.67496458688864">
            <text:p>$3,67</text:p>
          </table:table-cell>
          <table:table-cell table:formula="of:=[.E13]*(1+[.F14])" office:value-type="currency" office:currency="USD" office:value="4.9515628012032">
            <text:p>$4,95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3.03503610973775">
            <text:p>$3,04</text:p>
          </table:table-cell>
          <table:table-cell table:formula="of:=[.H13]*(1+[.I14])" office:value-type="currency" office:currency="USD" office:value="4.1772923500788">
            <text:p>$4,18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2.35797262983256">
            <text:p>$2,3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5.7908874423897">
            <text:p>$5,79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3.60627366003091">
            <text:p>$3,61</text:p>
          </table:table-cell>
          <table:table-cell table:formula="of:=[.E14]*(1+[.F15])" office:value-type="currency" office:currency="USD" office:value="5.14962531325133">
            <text:p>$5,15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2.90915903606199">
            <text:p>$2,91</text:p>
          </table:table-cell>
          <table:table-cell table:formula="of:=[.H14]*(1+[.I15])" office:value-type="currency" office:currency="USD" office:value="4.21906527357959">
            <text:p>$4,22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2.16504759648262">
            <text:p>$2,1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6.08043181450919">
            <text:p>$6,08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3.53886667573126">
            <text:p>$3,54</text:p>
          </table:table-cell>
          <table:table-cell table:formula="of:=[.E15]*(1+[.F16])" office:value-type="currency" office:currency="USD" office:value="5.35561032578138">
            <text:p>$5,36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2.78850267051103">
            <text:p>$2,79</text:p>
          </table:table-cell>
          <table:table-cell table:formula="of:=[.H15]*(1+[.I16])" office:value-type="currency" office:currency="USD" office:value="4.26125592631538">
            <text:p>$4,26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1.98790733858859">
            <text:p>$1,9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6.32364908708956">
            <text:p>$6,32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3.43964611472945">
            <text:p>$3,44</text:p>
          </table:table-cell>
          <table:table-cell table:formula="of:=[.E16]*(1+[.F17])" office:value-type="currency" office:currency="USD" office:value="5.51627863555482">
            <text:p>$5,52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2.64715000057729">
            <text:p>$2,65</text:p>
          </table:table-cell>
          <table:table-cell table:formula="of:=[.H16]*(1+[.I17])" office:value-type="currency" office:currency="USD" office:value="4.30386848557854">
            <text:p>$4,30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.82526037452225">
            <text:p>$1,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6.57659505057314">
            <text:p>$6,58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3.34320743861554">
            <text:p>$3,34</text:p>
          </table:table-cell>
          <table:table-cell table:formula="of:=[.E17]*(1+[.F18])" office:value-type="currency" office:currency="USD" office:value="5.68176699462147">
            <text:p>$5,68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2.51296267335909">
            <text:p>$2,51</text:p>
          </table:table-cell>
          <table:table-cell table:formula="of:=[.H17]*(1+[.I18])" office:value-type="currency" office:currency="USD" office:value="4.34690717043432">
            <text:p>$4,35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1.67592088933407">
            <text:p>$1,68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8.9591749354404">
            <text:p>$38,96</text:p>
          </table:table-cell>
          <table:table-cell/>
          <table:table-cell table:style-name="ce7"/>
          <table:table-cell table:formula="of:=SUM([.G8:.G18])" office:value-type="currency" office:currency="USD" office:value="33.2426408119842">
            <text:p>$33,24</text:p>
          </table:table-cell>
          <table:table-cell/>
          <table:table-cell table:style-name="ce8"/>
          <table:table-cell table:formula="of:=SUM([.J8:.J18])" office:value-type="currency" office:currency="USD" office:value="27.3651110852772">
            <text:p>$27,3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18.378710910316">
            <text:p>$118,38</text:p>
          </table:table-cell>
          <table:table-cell table:style-name="ce5"/>
          <table:table-cell table:formula="of:=[.B20]/(1+[.D2])^([.A18]+1/2)" office:value-type="currency" office:currency="USD" office:value="58.1760111844536">
            <text:p>$58,18</text:p>
          </table:table-cell>
          <table:table-cell table:formula="of:=[.E18]*[.D5]" office:value-type="currency" office:currency="USD" office:value="102.271805903186">
            <text:p>$102,27</text:p>
          </table:table-cell>
          <table:table-cell table:style-name="ce7"/>
          <table:table-cell table:formula="of:=[.E20]/(1+[.D3])^([.A18]+1/2)" office:value-type="currency" office:currency="USD" office:value="43.4253846301877">
            <text:p>$43,43</text:p>
          </table:table-cell>
          <table:table-cell table:formula="of:=[.H18]*[.D5]" office:value-type="currency" office:currency="USD" office:value="78.2443290678178">
            <text:p>$78,24</text:p>
          </table:table-cell>
          <table:table-cell table:style-name="ce8"/>
          <table:table-cell table:formula="of:=[.H20]/(1+[.D4])^([.A18]+1/2)" office:value-type="currency" office:currency="USD" office:value="28.7627016692742">
            <text:p>$28,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3">03.04.2022</text:date>, <text:time>10:41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03T10:41:45.33</dc:date>
    <dc:creator>aaa </dc:creator>
    <meta:editing-duration>P3DT3H37M10S</meta:editing-duration>
    <meta:editing-cycles>64</meta:editing-cycles>
    <meta:generator>OpenOffice/4.1.5$Win32 OpenOffice.org_project/415m1$Build-9789</meta:generator>
    <meta:document-statistic meta:table-count="5" meta:cell-count="691" meta:object-count="0"/>
  </office:meta>
</office:document-meta>
</file>